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 had come here from a long way over the sea. <text:s/>Every wise man he had consulted told him that here he would find answers to his questions. <text:s/>But after so many failed attempts, he was loathe to raise his hopes again. <text:s/>That is human nature, though, isn't it? To find hope, even in the hopeless. <text:s/>To be able to imagine the better, even during the worst.</text:p>
      <text:p text:style-name="Standard"/>
      <text:p text:style-name="Standard">Scathach saw him approaching the island. <text:s/>No one had dared come to her in a very long time. <text:s/>She had difficulty remembering who was the last. <text:s/>Was it Chuchalain? <text:s/>No matter. <text:s/>This one will be like the rest. <text:s/>They come to the shore, hoping for a miracle. <text:s/>They look over the waves to her, eyes pleading for an answer. <text:s/>But none have the ability to find it. <text:s/>She had grown weary, waiting for someone, anyone, to make the connections. <text:s/>They were only human, after all. <text:s/>A smile played on her lips for a moment. <text:s/>She would likely go on until eternity like this. <text:s/>The blood of humans had gotten too thin. <text:s/>They had all lost their connection to the universe.</text:p>
      <text:p text:style-name="Standard"/>
      <text:p text:style-name="Standard">Who was the woman on the other shore? <text:s/>Was this the wise person that he was told would be able to answer his questions? <text:s/>She was difficult to see through the mist. <text:s/>She looked more like a paige, or a knight in training. <text:s/>She looked hard, though. <text:s/>Unyielding. <text:s/>Not an inviting prospect. <text:s/>As he looked along the shore, he tried to find some means to get across. <text:s/>There was no bridge, no boat, nothing. <text:s/>There must be a boat on the other side of the water. <text:s/>He started to wave at the woman, signaling that she should come over. <text:s/>Did she see him? <text:s/>She simply stood there, unmoving, and apparently unmoved. <text:s/>He began to think that maybe she wasn't actually alive, but simply a statue. <text:s/>That thought was vanquished when she shook her head and turned away. As she receded into the mist, he started to yell at her, but she simply dissolved from view. <text:s/>Now what?</text:p>
      <text:p text:style-name="Standard"/>
      <text:p text:style-name="Standard">The next day Scathach found herself back at the shore. <text:s/>Was this the same man again? <text:s/>Now this was unusual. <text:s/>They usually just went back to wherever they came from after a token try. <text:s/>This one seemed to be a little different. <text:s/>What was he doing? <text:s/>Was he trying to build himself a bridge of some sort? <text:s/>This one really was different.</text:p>
      <text:p text:style-name="Standard"/>
      <text:p text:style-name="Standard">After spending a week, he was sure that this small extension bridge would reach across to the island. <text:s/>It didn't appear to be more than 10 feet or more. <text:s/>He hadn't been able to find a section shallow enough to risk crossing on foot. <text:s/>The bottom seemed to drop away to an impossible depth. <text:s/>He started to feed his bridge across the gap to the other side. <text:s/>What was this? <text:s/>It was too short by a foot. <text:s/>He had used every last scrap of wood he could find to make this up. <text:s/>He was sure he could make it, all he needed was some help. <text:s/>He started to yell and wave at the woman on the other side to grab the end of the bridge and help him acro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cott Templer</meta:initial-creator>
    <meta:creation-date>2006-05-16T10:26:40</meta:creation-date>
    <dc:creator>Joey Bernard</dc:creator>
    <dc:date>2006-07-12T16:47:43</dc:date>
    <dc:language>en-US</dc:language>
    <meta:editing-cycles>4</meta:editing-cycles>
    <meta:editing-duration>PT35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535" meta:character-count="2824"/>
  </office:meta>
</office:document-meta>
</file>